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fo:color="#808080" style:font-name="DejaVu Sans Mono" fo:font-size="9pt"/>
    </style:style>
    <style:style style:name="P2" style:family="paragraph" style:parent-style-name="Preformatted_20_Text">
      <style:text-properties fo:color="#808080"/>
    </style:style>
    <style:style style:name="P3" style:family="paragraph" style:parent-style-name="Preformatted_20_Text">
      <style:text-properties fo:color="#808080" style:font-name="DejaVu Sans Mono" fo:font-size="9pt"/>
    </style:style>
    <style:style style:name="T1" style:family="text">
      <style:text-properties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!-- <text:s text:c="6"/>{% if polinks.2 == None %}</text:p>
      <text:p text:style-name="P2"><text:s text:c="9"/><text:span text:style-name="T1">&lt;a href="#"&gt;&lt;span style="color:white; background-color: Blue;"&gt;No PO line &lt;/a&gt;&lt;br&gt;</text:span></text:p>
      <text:p text:style-name="P2"><text:s text:c="6"/><text:span text:style-name="T1">{% else %}</text:span></text:p>
      <text:p text:style-name="P2"><text:s text:c="9"/><text:span text:style-name="T1">&lt;a href="{% url 'purchaseorderform' pk=1 %}"&gt;&lt;span style="color:white; background-color: Blue; border-width:3px; border-style:dashed; border-color: red;"&gt;{{ polinks.4}}{{ polinks.3}}/{{ polinks.2}}(PODDId:{{ polinks.1}})&lt;/a&gt;&lt;br&gt;</text:span></text:p>
      <text:p text:style-name="P2"><text:s text:c="6"/><text:span text:style-name="T1">{% endif %}</text:span></text:p>
      <text:p text:style-name="P3">{% else %}</text:p>
      <text:p text:style-name="P2"><text:s text:c="3"/><text:span text:style-name="T1">&lt;a href="{% url 'purchaseorderform' pk=1 %}"&gt;&lt;span style="color:white; background-color: Blue;" &gt;{{ polinks.4}}{{ polinks.5}}(PODDId:{{ polinks.1}})&lt;/a&gt;&lt;br&gt;</text:span></text:p>
      <text:p text:style-name="P1">--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7:39:42.300371943</meta:creation-date>
    <dc:date>2019-05-19T17:41:00.394665658</dc:date>
    <meta:editing-duration>PT1M21S</meta:editing-duration>
    <meta:editing-cycles>1</meta:editing-cycles>
    <meta:document-statistic meta:table-count="0" meta:image-count="0" meta:object-count="0" meta:page-count="1" meta:paragraph-count="8" meta:word-count="56" meta:character-count="570" meta:non-whitespace-character-count="484"/>
    <meta:generator>LibreOffice/5.1.6.2$Linux_X86_64 LibreOffice_project/10m0$Build-2</meta:generator>
  </office:meta>
</office:document-meta>
</file>